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interval</text:p>
          </table:table-cell>
          <table:table-cell table:style-name="ACE-0" office:value-type="string">
            <text:p>freshwater_phreatic_phase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111">
            <text:p>19111</text:p>
          </table:table-cell>
          <table:table-cell table:style-name="ACE-0" table:formula="of:=2837/2" office:value-type="float" office:value="1418.5">
            <text:p>1418.5</text:p>
          </table:table-cell>
          <table:table-cell table:style-name="ACE-0" office:value-type="string">
            <text:p>Interval of subaerial exposur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7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9080">
            <text:p>1908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4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2180">
            <text:p>22180</text:p>
          </table:table-cell>
          <table:table-cell table:style-name="ACE-0" office:value-type="float" office:value="315">
            <text:p>31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2">
            <text:p>−12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5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3340">
            <text:p>13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1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16170">
            <text:p>1617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cleractinian coral (Favi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5.40000000000001">
            <text:p>−12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ZA6206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0310">
            <text:p>2031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marine</text:p>
          </table:table-cell>
          <table:table-cell table:number-columns-repeated="2" table:style-name="ACE-0"/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Miyakojima</text:p>
          </table:table-cell>
          <table:table-cell table:style-name="ACE-0" office:value-type="string">
            <text:p>U/Th</text:p>
          </table:table-cell>
          <table:table-cell table:style-name="ACE-0" office:value-type="string">
            <text:p>TMW-02</text:p>
          </table:table-cell>
          <table:table-cell table:style-name="ACE-2" table:formula="of:=24+44/60+10/3600" office:value-type="float" office:value="24.736111111111111">
            <text:p>24.74</text:p>
          </table:table-cell>
          <table:table-cell table:style-name="ACE-2" table:formula="of:=125+3/60+31/3600" office:value-type="float" office:value="125.05861111111111">
            <text:p>125.06</text:p>
          </table:table-cell>
          <table:table-cell table:style-name="ACE-0" office:value-type="float" office:value="25150">
            <text:p>25150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Scleractinian coral (Platygyra sp.)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0.69999999999999">
            <text:p>−13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sakiEtal2006</text:p>
          </table:table-cell>
          <table:table-cell table:style-name="ACE-0" office:value-type="string">
            <text:p>Nominal uncertainty of 1 m added to account for vertical uncertainties </text:p>
          </table:table-cell>
          <table:table-cell table:number-columns-repeated="239" table:style-name="ACE-0"/>
        </table:table-row>
        <table:table-row table:style-name="AROW-1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7">
          <table:table-cell table:number-columns-repeated="3" table:style-name="ACE-0"/>
          <table:table-cell table:number-columns-repeated="3" table:style-name="ACE-2"/>
          <table:table-cell table:number-columns-repeated="250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4T06:57:4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